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39117" officeooo:paragraph-rsid="00139117"/>
    </style:style>
    <style:style style:name="P2" style:family="paragraph" style:parent-style-name="Standard">
      <style:paragraph-properties fo:text-align="justify" style:justify-single-word="false"/>
      <style:text-properties officeooo:rsid="00139117" officeooo:paragraph-rsid="00155332"/>
    </style:style>
    <style:style style:name="P3" style:family="paragraph" style:parent-style-name="Standard">
      <style:paragraph-properties fo:text-align="justify" style:justify-single-word="false"/>
      <style:text-properties officeooo:rsid="0016a4d6" officeooo:paragraph-rsid="0016a4d6"/>
    </style:style>
    <style:style style:name="P4" style:family="paragraph" style:parent-style-name="Standard">
      <style:paragraph-properties fo:text-align="justify" style:justify-single-word="false"/>
      <style:text-properties officeooo:rsid="000d9134" officeooo:paragraph-rsid="000d9134"/>
    </style:style>
    <style:style style:name="P5" style:family="paragraph" style:parent-style-name="Standard">
      <style:paragraph-properties fo:text-align="justify" style:justify-single-word="false"/>
      <style:text-properties officeooo:rsid="00119eba" officeooo:paragraph-rsid="00119eba"/>
    </style:style>
    <style:style style:name="T1" style:family="text">
      <style:text-properties officeooo:rsid="000f13cc"/>
    </style:style>
    <style:style style:name="T2" style:family="text">
      <style:text-properties officeooo:rsid="00113767"/>
    </style:style>
    <style:style style:name="T3" style:family="text">
      <style:text-properties officeooo:rsid="00155332"/>
    </style:style>
    <style:style style:name="T4" style:family="text">
      <style:text-properties officeooo:rsid="00183283"/>
    </style:style>
    <style:style style:name="T5" style:family="text">
      <style:text-properties officeooo:rsid="0019a38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Der vorliegende Text ist ein Auszug aus Adolf Dresens Schrift </text:span>„Modelle der Menschlichkeit“ <text:span text:style-name="T2">in welchem sich der Autor </text:span>mi<text:span text:style-name="T1">t Goethes Prosa Iphigenie auf Tauris beschäftigt. Der Text erschien 1992 im Links Verlag, wurde aber bereits 1978 vom Autor verfasst. Er behandelt hauptsächlich die Rolle von Iphigenie selber, ihrem Bruder Orest und dem Anführer der Skythen Thoas.</text:span></text:p>
      <text:p text:style-name="P5">Dresen setzte sich im Rahmen seiner Inszenierung des Stückes 1977 in der Wiener Burg auseinander. </text:p>
      <text:p text:style-name="P1">Dresen vergleicht die Unterschiede der Gesellschaftsnormen der Skythen und der Griechen. Die Griechen, die klar als fortschrittlicher und zivilisierter wahrgenommen werden, bezeichnet er als Barbaren. Die Tötung des Vaters Iphigenies und die daraufhin folgende Tötung der Mutter durch ihren Bruder ist laut Dresen weitaus Barbarischer als das verhalten der sonst so unzivilisierten Skythen. Diese haben zwar den Brauch, Fremde am Altar zu opfern, gehen diesem bei Iphigenie nicht nach. Auch lässt Thoas, der König der Skythen, weder Orest und seinen Begleiter opfern, noch verhindert er die ausreise Iphigenies, obwohl er sie liebt. So wird Thoas von Dresen letztlich als Verlierer benannt.</text:p>
      <text:p text:style-name="P2">Die Inszenierung und der Text sind aber nicht nur vom Werk selber beeinflusst. Beides setzte Dresen nach seiner Ausreise aus der DDR nach Wien um. Als der Künstl<text:span text:style-name="T3">er Karl Biermann aus der DDR aufgrund von kritischen Texten ausgebürgert wurde, folgte ein Aufschrei in der nationalen Kunstszene, woraufhin viele Kunstschaffende, darunter auch Adolf Dresen, die DDR verließen. So ist der Vergleich von den Skythen und den Griechen auch als Vergleich der DDR und der BRD zu verstehen. Das eigentlich unzivilisierte Volk der Skythen erweist sich als Nachgiebiges Volk und die hoch entwickelnden Griechen schlagen einander die Köpfe ein. Diesen Widerspruch findet Dresen auch in den Charakteren selber. Von den meisten wird Iphigenie als Heldin gesehen. Sie setzt sich für ihren Bruder ein und gegen den König der Skythen durch. Doch Dresen sieht sich nicht als eine Heroine. Er zeigt auf, dass sie eigentlich nur die Neigung zur Pflicht macht. Sie hat keine Tugend, sonder stellt die Freundschaft darüber. Auch fasst Dresen Iphigenies Beziehung zu ihrem Bruder Orest auch als eine Sinnliche auf. Orests Taten sieht Dresen ebenso kritisch, gleichgestellt der Erlösung des Teufels. So reist die eigentlich als Heldin gesehene Iphigenie mit Orest aus und lässt Thoas zurück. Auf Thoas kosten wird Sie glücklich, und der Barbarische Thoas lässt sie gehen und verzichtet auf die Rituale seines Volkes. Kann Iphigenie so überhaupt als Heldin gesehen werden?</text:span></text:p>
      <text:p text:style-name="P3">Ich selbst sehe Adolf Dresens Text als eine gelungene parallele zwischen eine Geschichte, geschrieben vor hunderten Jahren, handelnd vor Tausenden, und der aktuellen Situation zu Dresens <text:span text:style-name="T5">Inszenierung.</text:span> Er hinterfrag den Humanismus des Werkes, wobei er über eine sehr fortgeschrittene Auffassung verfügt: Im Gegensatz zu Goethes Auffassung, der Humanismus sei dem Wahnsinn, unerreichbar, sieht Dresen die Utopie des Humanismus zwar auch als unmöglich, was eine Utopie wohl regelrecht definiert, jedoch schließt er einen mittleren Humanismus in seinem Denken nicht aus. <text:span text:style-name="T4">Er zeigt an diesem Text die Absurdität zu Ende gedachter Verhaltensmuster, die Iphigenie hierbei verkörp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8T22:55:10.762000000</meta:creation-date>
    <meta:editing-duration>PT2H31M6S</meta:editing-duration>
    <meta:editing-cycles>9</meta:editing-cycles>
    <meta:generator>LibreOffice/6.1.3.2$Windows_X86_64 LibreOffice_project/86daf60bf00efa86ad547e59e09d6bb77c699acb</meta:generator>
    <dc:date>2021-05-09T20:42:34.772000000</dc:date>
    <meta:document-statistic meta:table-count="0" meta:image-count="0" meta:object-count="0" meta:page-count="1" meta:paragraph-count="5" meta:word-count="491" meta:character-count="3273" meta:non-whitespace-character-count="2786"/>
  </office:meta>
</office:document-meta>
</file>